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3"/>
          <table:table-cell table:formula="of:=SUM([.G3];[.G33];[.G63];[.G93])" office:value-type="float" office:value="149700" calcext:value-type="float">
            <text:p>149700</text:p>
          </table:table-cell>
          <table:table-cell table:formula="of:=[.M4]-[.N2]" office:value-type="float" office:value="23900" calcext:value-type="float">
            <text:p>23900</text:p>
          </table:table-cell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5"/>
          <table:table-cell table:formula="of:=SUM([.L7:.L12])" office:value-type="float" office:value="225000" calcext:value-type="float">
            <text:p>225000</text:p>
          </table:table-cell>
          <table:table-cell table:formula="of:=[.L13]-60000" office:value-type="float" office:value="165000" calcext:value-type="float">
            <text:p>16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[.J30]-[.L8]+[.L6]" office:value-type="float" office:value="173600" calcext:value-type="float">
            <text:p>173600</text:p>
          </table:table-cell>
          <table:table-cell table:formula="of:=[.N2]-[.N3]" office:value-type="float" office:value="-15300" calcext:value-type="float">
            <text:p>-153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68" office:value-type="float" office:value="7100" calcext:value-type="float">
            <text:p>7100</text:p>
          </table:table-cell>
          <table:table-cell/>
          <table:table-cell table:formula="of:=[.M4]-[.N2]" office:value-type="float" office:value="23900" calcext:value-type="float">
            <text:p>23900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0000" calcext:value-type="float">
            <text:p>8000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0000" calcext:value-type="float">
            <text:p>6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D26])" office:value-type="float" office:value="1120.51948051948" calcext:value-type="float">
            <text:p>1120.5194805195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5" table:formula="of:=SUM([.L7:.L12])" office:value-type="float" office:value="225000" calcext:value-type="float">
            <text:p>2250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  <table:table-cell table:formula="of:=SUM([.L7:.L12])" office:value-type="float" office:value="225000" calcext:value-type="float">
            <text:p>2250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C26];[.D26];[.F26])" office:value-type="float" office:value="1501.47186147186" calcext:value-type="float">
            <text:p>1501.4718614719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6:.F26])" office:value-type="float" office:value="1516.7350193666" calcext:value-type="float">
            <text:p>1516.7350193666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70.952380952381" calcext:value-type="float">
            <text:p>770.9523809524</text:p>
          </table:table-cell>
          <table:table-cell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20.51948051948" calcext:value-type="float">
            <text:p>1120.5194805195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4:.H28])" office:value-type="float" office:value="37683.2649806334" calcext:value-type="float">
            <text:p>37683.2649806334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15"/>
          <table:table-cell table:number-columns-repeated="3"/>
        </table:table-row>
        <table:table-row table:style-name="ro3">
          <table:table-cell table:number-columns-repeated="8"/>
          <table:table-cell table:style-name="ce29"/>
          <table:table-cell table:style-name="ce15" table:formula="of:=SUM([.J4:.J29])" office:value-type="float" office:value="226500" calcext:value-type="float">
            <text:p>226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];[.C56];[.D56];[.F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];[.D56])" office:value-type="float" office:value="744.384057971014" calcext:value-type="float">
            <text:p>744.384057971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B56:.D56])" office:value-type="float" office:value="1086.05072463768" calcext:value-type="float">
            <text:p>1086.0507246377</text:p>
          </table:table-cell>
          <table:table-cell table:style-name="ce43"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34:.H59])" office:value-type="float" office:value="35026.9927536232" calcext:value-type="float">
            <text:p>35026.9927536232</text:p>
          </table:table-cell>
          <table:table-cell table:style-name="ce29"/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86:.F86])" office:value-type="float" office:value="1674.06926406926" calcext:value-type="float">
            <text:p>1674.069264069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D86])" office:value-type="float" office:value="1233.61471861472" calcext:value-type="float">
            <text:p>1233.614718614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/>
          <table:table-cell office:value-type="string" calcext:value-type="string">
            <text:p>-Naira</text:p>
          </table:table-cell>
          <table:table-cell/>
          <table:table-cell table:formula="of:=SUM([.C86:.F86])" office:value-type="float" office:value="1674.06926406926" calcext:value-type="float">
            <text:p>1674.069264069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+Marine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E86])" office:value-type="float" office:value="1793.61471861472" calcext:value-type="float">
            <text:p>1793.614718614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];[.C86];[.E86])" office:value-type="float" office:value="1434.52380952381" calcext:value-type="float">
            <text:p>1434.5238095238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86:.F86])" office:value-type="float" office:value="1674.06926406926" calcext:value-type="float">
            <text:p>1674.0692640693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86:.F86])" office:value-type="float" office:value="2139.06926406926" calcext:value-type="float">
            <text:p>2139.0692640693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63]/20" office:value-type="float" office:value="465" calcext:value-type="float">
            <text:p>46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2" office:value-type="float" office:value="359.090909090909" calcext:value-type="float">
            <text:p>359.0909090909</text:p>
          </table:table-cell>
          <table:table-cell table:formula="of:=[.E63]/20" office:value-type="float" office:value="560" calcext:value-type="float">
            <text:p>560</text:p>
          </table:table-cell>
          <table:table-cell table:formula="of:=[.F63]/22" office:value-type="float" office:value="345.454545454545" calcext:value-type="float">
            <text:p>345.4545454545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table:style-name="ce43"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B86:.D86])" office:value-type="float" office:value="1233.61471861472" calcext:value-type="float">
            <text:p>1233.6147186147</text:p>
          </table:table-cell>
          <table:table-cell table:style-name="ce43"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F86])" office:value-type="float" office:value="345.454545454545" calcext:value-type="float">
            <text:p>345.4545454545</text:p>
          </table:table-cell>
          <table:table-cell office:value-type="string" calcext:value-type="string">
            <text:p>Hasmik N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64:.H89])" office:value-type="float" office:value="43149.0692640693" calcext:value-type="float">
            <text:p>43149.0692640693</text:p>
          </table:table-cell>
          <table:table-cell table:style-name="Default"/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/>
          <table:table-cell table:style-name="ce15" table:formula="of:=SUM([.B93:.F93])" office:value-type="float" office:value="30800" calcext:value-type="float">
            <text:p>308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1603.50877192982" calcext:value-type="float">
            <text:p>1603.5087719298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F116])" office:value-type="float" office:value="1603.50877192982" calcext:value-type="float">
            <text:p>1603.508771929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F116])" office:value-type="float" office:value="1603.50877192982" calcext:value-type="float">
            <text:p>1603.508771929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116:.F116])" office:value-type="float" office:value="1166.66666666667" calcext:value-type="float">
            <text:p>1166.6666666667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D116])" office:value-type="float" office:value="1233.50877192982" calcext:value-type="float">
            <text:p>1233.5087719298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166.66666666667" calcext:value-type="float">
            <text:p>116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1603.50877192982" calcext:value-type="float">
            <text:p>1603.5087719298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table:number-columns-repeated="3"/>
          <table:table-cell table:formula="of:=SUM([.C116:.F116])" office:value-type="float" office:value="1166.66666666667" calcext:value-type="float">
            <text:p>1166.666666666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table:number-columns-repeated="2"/>
          <table:table-cell table:formula="of:=SUM([.B116:.F116])" office:value-type="float" office:value="1603.50877192982" calcext:value-type="float">
            <text:p>1603.508771929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1603.50877192982" calcext:value-type="float">
            <text:p>1603.5087719298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F116])" office:value-type="float" office:value="1603.50877192982" calcext:value-type="float">
            <text:p>1603.50877192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F116])" office:value-type="float" office:value="1603.50877192982" calcext:value-type="float">
            <text:p>1603.50877192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E116])" office:value-type="float" office:value="1603.50877192982" calcext:value-type="float">
            <text:p>1603.5087719298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F116])" office:value-type="float" office:value="1603.50877192982" calcext:value-type="float">
            <text:p>1603.5087719298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];[.C116];[.E116])" office:value-type="float" office:value="1186.84210526316" calcext:value-type="float">
            <text:p>1186.842105263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F116])" office:value-type="float" office:value="1603.50877192982" calcext:value-type="float">
            <text:p>1603.5087719298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116:.F116])" office:value-type="float" office:value="1166.66666666667" calcext:value-type="float">
            <text:p>1166.6666666667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F116])" office:value-type="float" office:value="1603.50877192982" calcext:value-type="float">
            <text:p>1603.5087719298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116:.F116])" office:value-type="float" office:value="1603.50877192982" calcext:value-type="float">
            <text:p>1603.5087719298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8" office:value-type="float" office:value="416.666666666667" calcext:value-type="float">
            <text:p>416.6666666667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22" office:value-type="float" office:value="0" calcext:value-type="float">
            <text:p>0</text:p>
          </table:table-cell>
          <table:table-cell/>
          <table:table-cell table:formula="of:=SUM([.B116:.F116])" office:value-type="float" office:value="1603.50877192982" calcext:value-type="float">
            <text:p>1603.5087719298</text:p>
          </table:table-cell>
          <table:table-cell table:style-name="ce43"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B116:.D116])" office:value-type="float" office:value="1233.50877192982" calcext:value-type="float">
            <text:p>1233.5087719298</text:p>
          </table:table-cell>
          <table:table-cell table:style-name="ce43"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F116])" office:value-type="float" office:value="1603.50877192982" calcext:value-type="float">
            <text:p>1603.5087719298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F116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94:.H119])" office:value-type="float" office:value="32373.1578947368" calcext:value-type="float">
            <text:p>32373.1578947368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12:43:27.146367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22T13:49:48.768837614</dc:date>
    <meta:editing-duration>P11DT19H19M14S</meta:editing-duration>
    <meta:editing-cycles>3511</meta:editing-cycles>
    <meta:generator>LibreOffice/4.2.8.2$Linux_X86_64 LibreOffice_project/420m0$Build-2</meta:generator>
    <meta:document-statistic meta:table-count="21" meta:cell-count="9944" meta:object-count="0"/>
  </office:meta>
</office:document-meta>
</file>